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lock source</text:p>
          </table:table-cell>
          <table:table-cell table:formula="of:=24000000" office:value-type="float" office:value="24000000" calcext:value-type="float">
            <text:p>24000000</text:p>
          </table:table-cell>
          <table:table-cell table:number-columns-repeated="2"/>
          <table:table-cell office:value-type="string" calcext:value-type="string">
            <text:p>TCD Clock</text:p>
          </table:table-cell>
          <table:table-cell table:formula="of:=[.B1]/[.B2]/[.B3]" office:value-type="float" office:value="6000000" calcext:value-type="float">
            <text:p>6000000</text:p>
          </table:table-cell>
          <table:table-cell/>
        </table:table-row>
        <table:table-row table:style-name="ro1">
          <table:table-cell office:value-type="string" calcext:value-type="string">
            <text:p>Counter prescal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unter resolution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Synchronisation presca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n freq</text:p>
          </table:table-cell>
          <table:table-cell table:style-name="ce1" table:formula="of:=[.F1]/[.F2]" office:value-type="float" office:value="1464.84375" calcext:value-type="float">
            <text:p>1464,84</text:p>
          </table:table-cell>
          <table:table-cell table:style-name="ce2" table:formula="of:=1/[.F3]" office:value-type="float" office:value="0.000682666666666667" calcext:value-type="float">
            <text:p>682,67E-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 freq</text:p>
          </table:table-cell>
          <table:table-cell table:formula="of:=[.F1]/2" office:value-type="float" office:value="3000000" calcext:value-type="float">
            <text:p>3000000</text:p>
          </table:table-cell>
          <table:table-cell table:style-name="ce2" table:formula="of:=1/[.F4]" office:value-type="float" office:value="0.00000033333333333333" calcext:value-type="float">
            <text:p>333,33E-09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Desired frequency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D0.CMPACLR</text:p>
          </table:table-cell>
          <table:table-cell table:formula="of:=[.F1]/[.B10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D0.CMPAS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8">
      <number:number number:decimal-places="9" number:min-decimal-places="9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3T21:36:28.619000000</meta:creation-date>
    <dc:date>2025-04-13T23:33:33.682000000</dc:date>
    <meta:editing-duration>PT1H46M33S</meta:editing-duration>
    <meta:editing-cycles>6</meta:editing-cycles>
    <meta:generator>LibreOffice/7.3.2.2$Windows_X86_64 LibreOffice_project/49f2b1bff42cfccbd8f788c8dc32c1c309559be0</meta:generator>
    <meta:document-statistic meta:table-count="1" meta:cell-count="22" meta:object-count="0"/>
  </office:meta>
</office:document-meta>
</file>